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9474" officeooo:paragraph-rsid="0004947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T framework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2:52:50.787315513</meta:creation-date>
    <meta:generator>LibreOffice/7.3.3.2$Linux_X86_64 LibreOffice_project/30$Build-2</meta:generator>
    <dc:date>2022-05-18T12:53:29.415261385</dc:date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